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sans-serif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0fdd8a" officeooo:paragraph-rsid="000fdd8a"/>
    </style:style>
    <style:style style:name="P2" style:family="paragraph" style:parent-style-name="Standard">
      <style:text-properties fo:font-weight="bold" officeooo:rsid="000fdd8a" officeooo:paragraph-rsid="000fdd8a" style:font-weight-asian="bold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re Franklin" fo:font-size="9.60000038146973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loext:opacity="100%" style:font-name="Libre Franklin" fo:font-size="9.60000038146973pt" fo:letter-spacing="normal" fo:font-style="normal" fo:font-weight="normal" officeooo:rsid="000fdd8a" officeooo:paragraph-rsid="000fdd8a"/>
    </style:style>
    <style:style style:name="P5" style:family="paragraph" style:parent-style-name="Text_20_body">
      <style:paragraph-properties fo:margin-top="0cm" fo:margin-bottom="0cm" style:contextual-spacing="false" style:line-height-at-least="0.508cm"/>
      <style:text-properties fo:color="#4d5156" loext:opacity="100%" style:font-name="Google Sans" fo:font-size="9.60000038146973pt" fo:language="en" fo:country="US" officeooo:paragraph-rsid="000fdd8a" loext:padding="0cm" loext:border="none"/>
    </style:style>
    <style:style style:name="P6" style:family="paragraph" style:parent-style-name="Text_20_body">
      <style:paragraph-properties fo:margin-top="0cm" fo:margin-bottom="0cm" style:contextual-spacing="false" style:line-height-at-least="0.508cm"/>
      <style:text-properties fo:color="#4d5156" loext:opacity="100%" style:font-name="Google Sans" fo:font-size="9.60000038146973pt" fo:language="en" fo:country="US" officeooo:rsid="000fdd8a" officeooo:paragraph-rsid="000fdd8a" loext:padding="0cm" loext:border="none"/>
    </style:style>
    <style:style style:name="T1" style:family="text">
      <style:text-properties fo:font-variant="normal" fo:text-transform="none" fo:color="#4d5156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40c28" loext:opacity="100%" style:font-name="Google Sans" fo:font-size="9.60000038146973pt" fo:letter-spacing="normal" fo:font-style="normal" fo:font-weight="normal" fo:background-color="#5097ff" loext:char-shading-value="0"/>
    </style:style>
    <style:style style:name="T3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#5097ff" loext:char-shading-value="0"/>
    </style:style>
    <style:style style:name="T4" style:family="text">
      <style:text-properties fo:font-variant="normal" fo:text-transform="none" fo:color="#040c28" loext:opacity="100%" fo:font-size="12pt" fo:letter-spacing="normal" fo:font-style="normal" fo:font-weight="normal" fo:background-color="#5097ff" loext:char-shading-value="0"/>
    </style:style>
    <style:style style:name="T5" style:family="text">
      <style:text-properties fo:font-variant="normal" fo:text-transform="none" fo:color="#202124" loext:opacity="100%" style:font-name="Google Sans" fo:font-size="12pt" fo:letter-spacing="normal" fo:font-style="normal" fo:font-weight="normal"/>
    </style:style>
    <style:style style:name="T6" style:family="text">
      <style:text-properties fo:font-variant="normal" fo:text-transform="none" fo:color="#202124" loext:opacity="100%" style:font-name="Google Sans" fo:font-size="9.60000038146973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02124" loext:opacity="100%" fo:letter-spacing="normal"/>
    </style:style>
    <style:style style:name="T8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40c28" loext:opacity="100%" fo:font-weight="bold" fo:background-color="#5097ff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dd8a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BSD</text:span> <text:s/></text:p>
      <text:p text:style-name="P1"><text:span text:style-name="T1">BSD stands for "</text:span><text:span text:style-name="T2">Berkeley Software Distribution</text:span><text:span text:style-name="T1">". It is the name of distributions of source code from the University of California, Berkeley, which were originally extensions to AT&amp;T's Research UNIX® operating system.</text:span> </text:p>
      <text:p text:style-name="P2">DEVELOPMENT MODEL</text:p>
      <text:p text:style-name="P4">1. Redistributions of source code must retain the above copyright notice, this list of conditions and the following disclaimer.</text:p>
      <text:p text:style-name="P3">2. Redistributions in binary form must reproduce the above copyright notice, this list of conditions and the following disclaimer in the documentation and/or other materials provided with the distribution.</text:p>
      <text:p text:style-name="P3">3. Neither the name of the copyright holder nor the names of its contributors may be used to endorse or promote products derived from this software without specific prior written permission.</text:p>
      <text:p text:style-name="P2"/>
      <text:p text:style-name="P2">MODE OF FUNDING</text:p>
      <text:p text:style-name="P1">A BSD style license is a good choice for long duration research or other projects that need a development environment that: </text:p>
      <text:p text:style-name="P1">• has near zero cost</text:p>
      <text:p text:style-name="P1"><text:s/>• will evolve over a long period of time </text:p>
      <text:p text:style-name="P1">• permits anyone to retain the option of commercializing final results with minimal legal issues. </text:p>
      <text:p text:style-name="P2">LICENSE</text:p>
      <text:p text:style-name="P1"><text:span text:style-name="T5">BSD licenses are a low restriction type of license for open source software that does not put requirements on redistribution. As a low restriction and requirement license type, </text:span><text:span text:style-name="T3">Berkeley Source Distribution</text:span><text:span text:style-name="T7"> </text:span><text:span text:style-name="T5">(BSD) licenses are used for the distribution of many freeware, shareware and open source software.</text:span> </text:p>
      <text:p text:style-name="P2">COMMERCIAL USE</text:p>
      <text:p text:style-name="Standard"><draw:frame draw:style-name="fr1" draw:name="_qkUUZZr6N4ve2roPwrWK6AQ_35" text:anchor-type="char" svg:x="-0.106cm" svg:y="0.485cm" svg:width="13.801cm" draw:z-index="0"><draw:text-box fo:min-height="0.041cm"><text:section text:style-name="Sect1" text:name="qkUUZZr6N4ve2roPwrWK6AQ__16"><text:p text:style-name="P5">The BSD License allows proprietary use and allows the software released under the license to be incorporated into proprietary products. Works based on the material may be released under a proprietary license as closed source software, <text:span text:style-name="T10">allowing usual commercial usages under them</text:span>.</text:p><text:p text:style-name="P5"><text:span text:style-name="T12">NON <text:s/>COMMERCIAL USE</text:span></text:p><text:p text:style-name="P6"><text:span text:style-name="T8">Free use: The BSD license </text:span><text:span text:style-name="T4">allows for the free use of the software</text:span><text:span text:style-name="T8">, which can help to increase its adoption and usage. No restrictions on distribution: The BSD license allows for the modification and distribution of the software without any restriction</text:span> .</text:p></text:section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sans-serif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08:26:21.125000000</meta:creation-date>
    <dc:date>2023-09-27T08:49:28.625000000</dc:date>
    <meta:editing-duration>PT23M9S</meta:editing-duration>
    <meta:editing-cycles>1</meta:editing-cycles>
    <meta:document-statistic meta:table-count="0" meta:image-count="0" meta:object-count="0" meta:page-count="1" meta:paragraph-count="17" meta:word-count="302" meta:character-count="1937" meta:non-whitespace-character-count="1643"/>
    <meta:generator>LibreOffice/7.5.5.2$Windows_X86_64 LibreOffice_project/ca8fe7424262805f223b9a2334bc7181abbcbf5e</meta:generator>
  </office:meta>
</office:document-meta>
</file>